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c5b" officeooo:paragraph-rsid="001fbc5b"/>
    </style:style>
    <style:style style:name="P2" style:family="paragraph" style:parent-style-name="Standard">
      <style:text-properties style:text-underline-style="solid" style:text-underline-width="auto" style:text-underline-color="font-color" officeooo:rsid="001fbc5b" officeooo:paragraph-rsid="001fbc5b"/>
    </style:style>
    <style:style style:name="P3" style:family="paragraph" style:parent-style-name="Standard">
      <style:text-properties fo:font-size="11pt" officeooo:rsid="001fbc5b" officeooo:paragraph-rsid="001fbc5b" style:font-size-asian="9.60000038146973pt" style:font-size-complex="11pt"/>
    </style:style>
    <style:style style:name="P4" style:family="paragraph" style:parent-style-name="Standard">
      <style:text-properties fo:font-size="11pt" officeooo:rsid="001fbc5b" officeooo:paragraph-rsid="001fbc5b" style:font-size-asian="9.60000038146973pt" style:font-size-complex="11pt"/>
    </style:style>
    <style:style style:name="P5" style:family="paragraph" style:parent-style-name="Standard">
      <style:text-properties fo:font-size="11pt" officeooo:rsid="0023212b" officeooo:paragraph-rsid="0023212b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fo:color="#000000" fo:font-style="normal" style:text-underline-style="none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24457f" style:font-style-asian="normal" style:font-style-complex="normal"/>
    </style:style>
    <style:style style:name="T7" style:family="text">
      <style:text-properties fo:color="#00000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 list</text:p>
      <text:p text:style-name="P1"/>
      <text:p text:style-name="P1"/>
      <text:p text:style-name="P3">Grégory Nuel (2007) <text:span text:style-name="T1">Suffix Trees, Automata and Pattern Matching. </text:span><text:span text:style-name="T2">Available at: </text:span><text:a xlink:type="simple" xlink:href="http://www.pasteur.fr/~tekaia/BCGA/TALKS/Gregory_Nuel_lecture1.pdf"><text:span text:style-name="T4">http://www.pasteur.fr/~tekaia/BCGA/TALKS/Gregory_Nuel_lecture1.pdf</text:span></text:a><text:span text:style-name="T3"> (accessed may 2015).</text:span></text:p>
      <text:p text:style-name="P3"/>
      <text:p text:style-name="P3"><text:span text:style-name="T2">Robert Giegerich, Stefan Kurtz </text:span><text:span text:style-name="T1">From Ukkonen to McCreight and Weiner: A Unifying View of Linear-Time Suffix Tree Construction. </text:span><text:span text:style-name="T2">Available at </text:span><text:a xlink:type="simple" xlink:href="http://www.zbh.uni-hamburg.de/pubs/pdf/GieKur1997.pdf"><text:span text:style-name="T4">http://www.zbh.uni-hamburg.de/pubs/pdf/GieKur1997.pdf</text:span></text:a><text:span text:style-name="T2"> (accessed may 2015).</text:span></text:p>
      <text:p text:style-name="P3"/>
      <text:p text:style-name="P3"><text:span text:style-name="T2">Stefan Kurtz (1999) </text:span><text:span text:style-name="T1">Reducing the Space Requirement of Suffix Trees.</text:span><text:span text:style-name="T2"> Available at </text:span><text:a xlink:type="simple" xlink:href="https://bioinformatics.cs.vt.edu/~easychair/multigenome_comparisons/Kurtz_SWPracticeandExperiment_1999.pdf"><text:span text:style-name="T4">https://bioinformatics.cs.vt.edu/~easychair/multigenome_comparisons/Kurtz_SWPracticeandExperiment_1999.pdf</text:span></text:a><text:span text:style-name="T5"> (accessed may 2015).</text:span></text:p>
      <text:p text:style-name="P3"/>
      <text:p text:style-name="P3"><text:span text:style-name="T5">Milko Izamski </text:span><text:span text:style-name="T7">McCreight's Suffix Tree Construction Algorithm.</text:span><text:span text:style-name="T5"> Available at </text:span><text:a xlink:type="simple" xlink:href="http://wind.in.tum.de/seminare/textalgo/WS0203/Izamski.pdf"><text:span text:style-name="T4">http://wind.in.tum.de/seminare/textalgo/WS0203/Izamski.pdf</text:span></text:a><text:span text:style-name="T5"> <text:s/>(acccessed may 2015).</text:span></text:p>
      <text:p text:style-name="P3"/>
      <text:p text:style-name="P5"><text:span text:style-name="T7">National Center for Biotechnology Information: Homo Sapiens Genome. </text:span><text:span text:style-name="T5">Available at</text:span><text:span text:style-name="T7"> </text:span><text:a xlink:type="simple" xlink:href="http://www.ncbi.nlm.nih.gov/genome/51?genome_assembly_id=214366"><text:span text:style-name="T4">http://www.ncbi.nlm.nih.gov/genome/51?genome_assembly_id=214366</text:span></text:a><text:span text:style-name="T5"> </text:span><text:span text:style-name="T6">(accessed may 2015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1:14:04.424685030</meta:creation-date>
    <dc:date>2015-06-02T12:35:14.531998435</dc:date>
    <meta:editing-duration>PT39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84" meta:character-count="922" meta:non-whitespace-character-count="843"/>
  </office:meta>
</office:document-meta>
</file>